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ymausb/Projet3.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6:48:50.569000000</meta:creation-date>
    <dc:date>2022-12-16T16:49:54.482000000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8"/>
    <meta:generator>LibreOffice/7.3.4.2$Windows_X86_64 LibreOffice_project/728fec16bd5f605073805c3c9e7c4212a0120dc5</meta:generator>
  </office:meta>
</office:document-meta>
</file>